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Pathway Gothic One" svg:font-family="'Pathway Gothic One'" style:font-family-generic="roman" style:font-pitch="variable"/>
    <style:font-face style:name="Roboto" svg:font-family="Roboto" style:font-family-generic="roman" style:font-pitch="variable"/>
    <style:font-face style:name="Roboto Slab" svg:font-family="'Roboto Slab'"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athway Gothic One1" svg:font-family="'Pathway Gothic One'" style:font-family-generic="system" style:font-pitch="variable"/>
    <style:font-face style:name="Roboto1" svg:font-family="Roboto" style:font-family-generic="system" style:font-pitch="variable"/>
    <style:font-face style:name="Roboto Slab1" svg:font-family="'Roboto Slab'"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style:font-name="Roboto Slab" fo:font-size="10pt" style:font-name-asian="Roboto Slab1" style:font-size-asian="10pt" style:font-name-complex="Roboto Slab1" style:font-size-complex="10pt"/>
    </style:style>
    <style:style style:name="P3" style:family="paragraph" style:parent-style-name="Standard">
      <style:paragraph-properties fo:break-before="auto" fo:break-after="auto"/>
      <style:text-properties style:font-name="Roboto" fo:font-size="11.5pt" style:font-name-asian="Roboto1" style:font-size-asian="11.5pt" style:font-name-complex="Roboto1" style:font-size-complex="11.5pt"/>
    </style:style>
    <style:style style:name="P4" style:family="paragraph" style:parent-style-name="Standard">
      <style:paragraph-properties fo:break-before="auto" fo:break-after="auto"/>
      <style:text-properties style:font-name="Roboto" fo:font-size="10pt" style:font-name-asian="Roboto1" style:font-size-asian="10pt" style:font-name-complex="Roboto1" style:font-size-complex="10pt"/>
    </style:style>
    <style:style style:name="P5" style:family="paragraph" style:parent-style-name="Standard">
      <style:paragraph-properties fo:break-before="auto" fo:break-after="auto"/>
      <style:text-properties style:font-name="Pathway Gothic One" fo:font-size="18pt" fo:font-weight="bold" style:font-name-asian="Pathway Gothic One1" style:font-size-asian="18pt" style:font-weight-asian="bold" style:font-name-complex="Pathway Gothic One1" style:font-size-complex="18pt"/>
    </style:style>
    <style:style style:name="P6" style:family="paragraph" style:parent-style-name="Standard">
      <style:paragraph-properties fo:break-before="auto" fo:break-after="auto"/>
      <style:text-properties style:font-name="Pathway Gothic One" fo:font-size="10pt" fo:font-weight="bold" style:font-name-asian="Pathway Gothic One1" style:font-size-asian="10pt" style:font-weight-asian="bold" style:font-name-complex="Pathway Gothic One1" style:font-size-complex="10pt"/>
    </style:style>
    <style:style style:name="P7" style:family="paragraph" style:parent-style-name="Standard">
      <style:paragraph-properties fo:break-before="auto" fo:break-after="auto"/>
      <style:text-properties style:font-name="Pathway Gothic One" fo:font-size="14pt" fo:font-weight="bold" style:font-name-asian="Pathway Gothic One1" style:font-size-asian="14pt" style:font-weight-asian="bold" style:font-name-complex="Pathway Gothic One1" style:font-size-complex="14pt"/>
    </style:style>
    <style:style style:name="P8" style:family="paragraph" style:parent-style-name="Standard" style:list-style-name="WWNum2">
      <style:paragraph-properties fo:margin-left="0.5in" fo:margin-right="0in" fo:text-indent="-0.25in" style:auto-text-indent="false" fo:break-before="auto" fo:break-after="auto"/>
    </style:style>
    <style:style style:name="P9" style:family="paragraph" style:parent-style-name="Standard">
      <style:paragraph-properties fo:margin-left="0.5in" fo:margin-right="0in" fo:text-indent="-0.25in" style:auto-text-indent="false" fo:break-before="auto" fo:break-after="auto"/>
      <style:text-properties style:font-name="Roboto" fo:font-size="10pt" style:font-name-asian="Roboto1" style:font-size-asian="10pt" style:font-name-complex="Roboto1" style:font-size-complex="10pt"/>
    </style:style>
    <style:style style:name="P10" style:family="paragraph" style:parent-style-name="Standard" style:list-style-name="WWNum3">
      <style:paragraph-properties fo:margin-left="0.5in" fo:margin-right="0in" fo:text-indent="-0.25in" style:auto-text-indent="false" fo:break-before="auto" fo:break-after="auto"/>
    </style:style>
    <style:style style:name="P11" style:family="paragraph" style:parent-style-name="Standard" style:list-style-name="WWNum7">
      <style:paragraph-properties fo:margin-left="0.5in" fo:margin-right="0in" fo:text-indent="-0.25in" style:auto-text-indent="false" fo:break-before="auto" fo:break-after="auto"/>
    </style:style>
    <style:style style:name="P12" style:family="paragraph" style:parent-style-name="Standard" style:list-style-name="WWNum1">
      <style:paragraph-properties fo:margin-left="0.5in" fo:margin-right="0in" fo:text-indent="-0.25in" style:auto-text-indent="false" fo:break-before="auto" fo:break-after="auto"/>
    </style:style>
    <style:style style:name="P13" style:family="paragraph" style:parent-style-name="Standard" style:list-style-name="WWNum5">
      <style:paragraph-properties fo:margin-left="0.5in" fo:margin-right="0in" fo:text-indent="-0.25in" style:auto-text-indent="false" fo:break-before="auto" fo:break-after="auto"/>
    </style:style>
    <style:style style:name="P14" style:family="paragraph" style:parent-style-name="Standard" style:list-style-name="WWNum6">
      <style:paragraph-properties fo:margin-left="0.5in" fo:margin-right="0in" fo:text-indent="-0.25in" style:auto-text-indent="false" fo:break-before="auto" fo:break-after="auto"/>
    </style:style>
    <style:style style:name="P15" style:family="paragraph" style:parent-style-name="Standard" style:list-style-name="WWNum4">
      <style:paragraph-properties fo:margin-left="0.5in" fo:margin-right="0in" fo:text-indent="-0.25in" style:auto-text-indent="false" fo:break-before="auto" fo:break-after="auto"/>
    </style:style>
    <style:style style:name="P16" style:family="paragraph" style:parent-style-name="Standard" style:list-style-name="WWNum7">
      <style:paragraph-properties fo:margin-left="1in" fo:margin-right="0in" fo:text-indent="-0.25in" style:auto-text-indent="false" fo:break-before="auto" fo:break-after="auto"/>
    </style:style>
    <style:style style:name="P17" style:family="paragraph" style:parent-style-name="Standard" style:list-style-name="WWNum1">
      <style:paragraph-properties fo:margin-left="1in" fo:margin-right="0in" fo:text-indent="-0.25in" style:auto-text-indent="false" fo:break-before="auto" fo:break-after="auto"/>
    </style:style>
    <style:style style:name="P18" style:family="paragraph" style:parent-style-name="Standard" style:list-style-name="WWNum4">
      <style:paragraph-properties fo:margin-left="1in" fo:margin-right="0in" fo:text-indent="-0.25in" style:auto-text-indent="false" fo:break-before="auto" fo:break-after="auto"/>
    </style:style>
    <style:style style:name="P19" style:family="paragraph" style:parent-style-name="Standard" style:list-style-name="WWNum1">
      <style:paragraph-properties fo:margin-left="1.5in" fo:margin-right="0in" fo:text-indent="-0.25in" style:auto-text-indent="false" fo:break-before="auto" fo:break-after="auto"/>
    </style:style>
    <style:style style:name="P20" style:family="paragraph" style:parent-style-name="Standard">
      <style:paragraph-properties fo:margin-left="0.5in" fo:margin-right="0in" fo:text-indent="0in" style:auto-text-indent="false" fo:break-before="auto" fo:break-after="auto"/>
      <style:text-properties style:font-name="Roboto Slab" fo:font-size="10pt" style:font-name-asian="Roboto Slab1" style:font-size-asian="10pt" style:font-name-complex="Roboto Slab1" style:font-size-complex="10pt"/>
    </style:style>
    <style:style style:name="P21" style:family="paragraph" style:parent-style-name="Title" style:master-page-name="Standard">
      <style:paragraph-properties style:page-number="1" fo:break-before="auto" fo:break-after="auto"/>
    </style:style>
    <style:style style:name="T1" style:family="text">
      <style:text-properties style:font-name="Pathway Gothic One" style:font-name-asian="Pathway Gothic One1" style:font-name-complex="Pathway Gothic One1"/>
    </style:style>
    <style:style style:name="T2" style:family="text">
      <style:text-properties style:font-name="Pathway Gothic One" fo:font-size="18pt" fo:font-weight="bold" style:font-name-asian="Pathway Gothic One1" style:font-size-asian="18pt" style:font-weight-asian="bold" style:font-name-complex="Pathway Gothic One1" style:font-size-complex="18pt"/>
    </style:style>
    <style:style style:name="T3" style:family="text">
      <style:text-properties style:font-name="Pathway Gothic One" fo:font-size="14pt" fo:font-weight="bold" style:font-name-asian="Pathway Gothic One1" style:font-size-asian="14pt" style:font-weight-asian="bold" style:font-name-complex="Pathway Gothic One1" style:font-size-complex="14pt"/>
    </style:style>
    <style:style style:name="T4" style:family="text">
      <style:text-properties style:font-name="Roboto Slab" fo:font-size="10pt" style:font-name-asian="Roboto Slab1" style:font-size-asian="10pt" style:font-name-complex="Roboto Slab1" style:font-size-complex="10pt"/>
    </style:style>
    <style:style style:name="T5" style:family="text">
      <style:text-properties style:font-name="Roboto Slab" fo:font-size="10pt" fo:font-style="italic" style:font-name-asian="Roboto Slab1" style:font-size-asian="10pt" style:font-style-asian="italic" style:font-name-complex="Roboto Slab1" style:font-size-complex="10pt"/>
    </style:style>
    <style:style style:name="T6" style:family="text">
      <style:text-properties fo:color="#1155cc" style:font-name="Roboto Slab" fo:font-size="10pt" style:text-underline-style="solid" style:text-underline-width="auto" style:text-underline-color="font-color" style:font-name-asian="Roboto Slab1" style:font-size-asian="10pt" style:font-name-complex="Roboto Slab1" style:font-size-complex="10pt"/>
    </style:style>
    <style:style style:name="T7" style:family="text">
      <style:text-properties fo:color="#1155cc" style:font-name="Roboto" fo:font-size="10pt" style:text-underline-style="solid" style:text-underline-width="auto" style:text-underline-color="font-color" style:font-name-asian="Roboto1" style:font-size-asian="10pt" style:font-name-complex="Roboto1" style:font-size-complex="10pt"/>
    </style:style>
    <style:style style:name="T8" style:family="text">
      <style:text-properties style:font-name="Roboto" fo:font-size="10pt" style:font-name-asian="Roboto1" style:font-size-asian="10pt" style:font-name-complex="Roboto1" style:font-size-complex="10pt"/>
    </style:style>
    <style:style style:name="T9" style:family="text">
      <style:text-properties style:font-name="Roboto" fo:font-size="11.5pt" style:font-name-asian="Roboto1" style:font-size-asian="11.5pt" style:font-name-complex="Roboto1" style:font-size-complex="11.5pt"/>
    </style:style>
    <style:style style:name="Sect1" style:family="section">
      <style:section-properties style:editable="false">
        <style:columns fo:column-count="3">
          <style:column style:rel-width="21006*" fo:start-indent="0in" fo:end-indent="0.25in"/>
          <style:column style:rel-width="23527*" fo:start-indent="0.25in" fo:end-indent="0.25in"/>
          <style:column style:rel-width="21002*" fo:start-indent="0.25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style:column style:rel-width="32769*" fo:start-indent="0in" fo:end-indent="0.25in"/>
          <style:column style:rel-width="32766*"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r8sxtg2y12p8"/><text:span text:style-name="T1">PROFESSIONAL CHECKLIST</text:span></text:p>
      <text:p text:style-name="P1"/>
      <text:p text:style-name="P1"><text:span text:style-name="T4">Due: Tuesday, April 26th</text:span></text:p>
      <text:p text:style-name="P2"/>
      <text:p text:style-name="P1"><text:a xlink:type="simple" xlink:href="https://forms.gle/gPtUPQb2k68shixP9" text:style-name="ListLabel_20_64" text:visited-style-name="ListLabel_20_64"><text:span text:style-name="T6">Submission Form</text:span></text:a></text:p>
      <text:p text:style-name="P1"><text:span text:style-name="T4"><text:s text:c="2"/></text:span></text:p>
      <text:section text:style-name="Sect1" text:name="TextSection">
        <text:list xml:id="list39248261" text:style-name="WWNum2">
          <text:list-item>
            <text:p text:style-name="P8"><text:span text:style-name="T4">Bio Blurb </text:span></text:p>
          </text:list-item>
          <text:list-item>
            <text:p text:style-name="P8"><text:span text:style-name="T4">Portfolio </text:span></text:p>
          </text:list-item>
          <text:list-item>
            <text:p text:style-name="P8"><text:span text:style-name="T4">Resume </text:span></text:p>
          </text:list-item>
          <text:list-item>
            <text:p text:style-name="P8"><text:span text:style-name="T4">Github </text:span></text:p>
          </text:list-item>
          <text:list-item>
            <text:p text:style-name="P8"><text:span text:style-name="T4">Twitter </text:span></text:p>
          </text:list-item>
          <text:list-item>
            <text:p text:style-name="P8"><text:span text:style-name="T4">LinkedIn </text:span></text:p>
          </text:list-item>
          <text:list-item>
            <text:p text:style-name="P8"><text:span text:style-name="T4">Angelist </text:span></text:p>
          </text:list-item>
          <text:list-item>
            <text:p text:style-name="P8"><text:span text:style-name="T4">Cover Letter </text:span></text:p>
          </text:list-item>
          <text:list-item>
            <text:p text:style-name="P8"><text:span text:style-name="T4">Cover Email </text:span></text:p>
          </text:list-item>
        </text:list>
      </text:section>
      <text:section text:style-name="Sect2" text:name="Section1">
        <text:p text:style-name="P3"/>
        <text:p text:style-name="P5"/>
        <text:p text:style-name="P1"><text:span text:style-name="T2">TOOLS TO INSTALL </text:span></text:p>
        <text:p text:style-name="P9"/>
      </text:section>
      <text:section text:style-name="Sect3" text:name="Section2">
        <text:list xml:id="list475697881" text:style-name="WWNum3">
          <text:list-item>
            <text:p text:style-name="P10"><text:span text:style-name="T4">Grammarly </text:span></text:p>
          </text:list-item>
          <text:list-item>
            <text:p text:style-name="P10"><text:soft-page-break/><text:span text:style-name="T4">Buffer</text:span></text:p>
          </text:list-item>
        </text:list>
      </text:section>
      <text:section text:style-name="Sect3" text:name="Section3">
        <text:p text:style-name="P4"/>
      </text:section>
      <text:section text:style-name="Sect2" text:name="Section4">
        <text:p text:style-name="P6"/>
        <text:p text:style-name="P1"><text:span text:style-name="T2">Story BLURB</text:span></text:p>
        <text:p text:style-name="P5"/>
        <text:p text:style-name="P1"><text:span text:style-name="T8">This is your bio blurb (80-120 words), which will be published on the public roster and shared with potential employers. Please make sure you check grammar and punctuation. </text:span></text:p>
        <text:p text:style-name="P4"/>
        <text:p text:style-name="P4"/>
        <text:p text:style-name="P3"/>
        <text:p text:style-name="P1"><text:span text:style-name="T2">PORTFOLIO </text:span></text:p>
        <text:p text:style-name="P5"/>
        <text:p text:style-name="P1"><text:span text:style-name="T8">Simple, well-designed, and responsive site. It should list the following information: </text:span></text:p>
        <text:p text:style-name="P4"/>
        <text:list xml:id="list2565155127" text:style-name="WWNum7">
          <text:list-item>
            <text:p text:style-name="P11"><text:span text:style-name="T8">About Me (could be your bio blurb)</text:span></text:p>
          </text:list-item>
          <text:list-item>
            <text:p text:style-name="P11"><text:span text:style-name="T8">Contact information </text:span></text:p>
          </text:list-item>
          <text:list-item>
            <text:p text:style-name="P11"><text:span text:style-name="T8">Good examples of your code</text:span></text:p>
            <text:list>
              <text:list-item>
                <text:p text:style-name="P16"><text:span text:style-name="T8">Class Assignments </text:span></text:p>
              </text:list-item>
              <text:list-item>
                <text:p text:style-name="P16"><text:span text:style-name="T8">Passion Projects </text:span></text:p>
              </text:list-item>
              <text:list-item>
                <text:p text:style-name="P16"><text:span text:style-name="T8">Paid work </text:span></text:p>
              </text:list-item>
            </text:list>
          </text:list-item>
          <text:list-item>
            <text:p text:style-name="P11"><text:span text:style-name="T8">Is your portfolio live? </text:span></text:p>
          </text:list-item>
          <text:list-item>
            <text:p text:style-name="P11"><text:span text:style-name="T8">Check stylesheets</text:span></text:p>
          </text:list-item>
          <text:list-item>
            <text:p text:style-name="P11"><text:soft-page-break/><text:span text:style-name="T8">SSL security warning? </text:span></text:p>
          </text:list-item>
        </text:list>
        <text:p text:style-name="P4"/>
        <text:p text:style-name="P1"><text:span text:style-name="T8">Example: </text:span></text:p>
        <text:p text:style-name="P1"><text:a xlink:type="simple" xlink:href="https://shawncharles.com/" text:style-name="ListLabel_20_65" text:visited-style-name="ListLabel_20_65"><text:span text:style-name="T7">https://shawncharles.com/</text:span></text:a></text:p>
        <text:p text:style-name="P4"/>
        <text:p text:style-name="P4"/>
        <text:p text:style-name="P7"/>
        <text:p text:style-name="P1"><text:span text:style-name="T3">RESUME</text:span></text:p>
        <text:p text:style-name="P7"/>
        <text:p text:style-name="P1"><text:span text:style-name="T4">It must be geared towards software engineering (web development), and should have the following: </text:span></text:p>
        <text:p text:style-name="P2"/>
        <text:list xml:id="list2980300923" text:style-name="WWNum1">
          <text:list-item>
            <text:p text:style-name="P12"><text:span text:style-name="T4">Summary </text:span></text:p>
          </text:list-item>
          <text:list-item>
            <text:p text:style-name="P12"><text:span text:style-name="T4">Skills </text:span></text:p>
          </text:list-item>
          <text:list-item>
            <text:p text:style-name="P12"><text:span text:style-name="T4">Work Experience </text:span></text:p>
            <text:list>
              <text:list-item>
                <text:p text:style-name="P17"><text:span text:style-name="T4">Starting with most recent to the last 5 years</text:span></text:p>
              </text:list-item>
              <text:list-item>
                <text:p text:style-name="P17"><text:span text:style-name="T4">Write everything in past tense </text:span></text:p>
              </text:list-item>
              <text:list-item>
                <text:p text:style-name="P17"><text:span text:style-name="T4">Older or irrelevant experiences only include a small description </text:span></text:p>
              </text:list-item>
              <text:list-item>
                <text:p text:style-name="P17"><text:span text:style-name="T4">Bullet points </text:span></text:p>
                <text:list>
                  <text:list-item>
                    <text:p text:style-name="P19"><text:span text:style-name="T4">Every Bullet point has an outcome, not just a listed task </text:span></text:p>
                  </text:list-item>
                </text:list>
              </text:list-item>
            </text:list>
          </text:list-item>
          <text:list-item>
            <text:p text:style-name="P12"><text:span text:style-name="T4">Volunteering <text:s/>(Optional) </text:span></text:p>
          </text:list-item>
          <text:list-item>
            <text:p text:style-name="P12"><text:span text:style-name="T4">Education </text:span></text:p>
          </text:list-item>
          <text:list-item>
            <text:p text:style-name="P12"><text:soft-page-break/><text:span text:style-name="T4">Contact Information <text:s/></text:span></text:p>
          </text:list-item>
          <text:list-item>
            <text:p text:style-name="P12"><text:span text:style-name="T4">Resume is one-page only</text:span></text:p>
          </text:list-item>
        </text:list>
        <text:p text:style-name="P2"/>
        <text:p text:style-name="P1"><text:span text:style-name="T4">Important: <text:tab/><text:tab/> <text:tab/> <text:tab/> <text:tab/><text:tab/><text:tab/></text:span></text:p>
        <text:p text:style-name="P1"><text:span text:style-name="T4"><text:tab/><text:tab/><text:tab/><text:tab/><text:tab/><text:tab/><text:tab/><text:tab/><text:tab/><text:tab/><text:tab/><text:tab/><text:tab/></text:span></text:p>
        <text:p text:style-name="P1"><text:span text:style-name="T5">For some jobs, you may need to tailor your resume to be more specific to the position. Cover letters also require the same level of attention and personalization. Before submitting an application, make sure to pull keywords directly from the job description and implement them into your resume and cover letter. </text:span></text:p>
        <text:p text:style-name="P1"><text:span text:style-name="T4"><text:tab/><text:tab/><text:tab/><text:tab/></text:span></text:p>
        <text:p text:style-name="P1"><text:span text:style-name="T4">Template: </text:span><text:a xlink:type="simple" xlink:href="https://bit.ly/3d908uc" text:style-name="ListLabel_20_64" text:visited-style-name="ListLabel_20_64"><text:span text:style-name="T6">https://bit.ly/3d908uc</text:span></text:a><text:span text:style-name="T4"><text:line-break/><text:line-break/>Resources (only use free version): </text:span><text:a xlink:type="simple" xlink:href="https://www.canva.com/" text:style-name="ListLabel_20_64" text:visited-style-name="ListLabel_20_64"><text:span text:style-name="T6">https://canva.com</text:span></text:a><text:span text:style-name="T4"> | </text:span><text:a xlink:type="simple" xlink:href="https://resume.io/" text:style-name="ListLabel_20_64" text:visited-style-name="ListLabel_20_64"><text:span text:style-name="T6">https://resume.io</text:span></text:a></text:p>
        <text:p text:style-name="P4"/>
        <text:p text:style-name="P4"/>
        <text:p text:style-name="P1"><text:span text:style-name="T3">LINKEDIN/ANGELLIST </text:span></text:p>
        <text:p text:style-name="P7"/>
        <text:p text:style-name="P1"><text:span text:style-name="T4">LinkedIn and AngelList is your professional resume. You should have the following: </text:span></text:p>
        <text:p text:style-name="P2"/>
        <text:list xml:id="list3114236246" text:style-name="WWNum5">
          <text:list-item>
            <text:p text:style-name="P13"><text:span text:style-name="T4">Professional Headshot </text:span></text:p>
          </text:list-item>
          <text:list-item>
            <text:p text:style-name="P13"><text:span text:style-name="T4">Set up your title with your current role: Software Engineer at 100Devs</text:span></text:p>
          </text:list-item>
          <text:list-item>
            <text:p text:style-name="P13"><text:span text:style-name="T4">Location is listed as City, Location</text:span></text:p>
          </text:list-item>
          <text:list-item>
            <text:p text:style-name="P13"><text:span text:style-name="T4">Update Contact Info (Email + Link to Twitter, Portfolio, Github) </text:span></text:p>
          </text:list-item>
          <text:list-item>
            <text:p text:style-name="P13"><text:span text:style-name="T4">Make sure to personalize your LinkedIn URL (You can edit from the <text:s/>top right corner) </text:span></text:p>
          </text:list-item>
          <text:list-item>
            <text:p text:style-name="P13"><text:span text:style-name="T4">Add an </text:span><text:span text:style-name="T5">About </text:span><text:span text:style-name="T4">section, and include your Story Bio Blurb here </text:span></text:p>
          </text:list-item>
          <text:list-item>
            <text:p text:style-name="P13"><text:span text:style-name="T4">List your experience, starting with your most recent work, make sure to include bullet points</text:span></text:p>
          </text:list-item>
          <text:list-item>
            <text:p text:style-name="P13"><text:soft-page-break/><text:span text:style-name="T4">Volunteer Experience (Optional) </text:span></text:p>
          </text:list-item>
          <text:list-item>
            <text:p text:style-name="P13"><text:span text:style-name="T4">Education </text:span></text:p>
          </text:list-item>
          <text:list-item>
            <text:p text:style-name="P13"><text:span text:style-name="T4">LinkedIn Skills &amp; Endorsements (add your tech skills and order them) </text:span></text:p>
          </text:list-item>
          <text:list-item>
            <text:p text:style-name="P13"><text:span text:style-name="T4">Languages </text:span></text:p>
          </text:list-item>
          <text:list-item>
            <text:p text:style-name="P13"><text:span text:style-name="T4">Join </text:span><text:a xlink:type="simple" xlink:href="https://www.linkedin.com/groups/9037281/" text:style-name="ListLabel_20_64" text:visited-style-name="ListLabel_20_64"><text:span text:style-name="T6">#100Devs Group</text:span></text:a></text:p>
          </text:list-item>
        </text:list>
        <text:p text:style-name="P2"/>
        <text:p text:style-name="P1"><text:span text:style-name="T4">Example: </text:span></text:p>
        <text:p text:style-name="P1"><text:a xlink:type="simple" xlink:href="https://www.linkedin.com/in/shawnxcharles/" text:style-name="ListLabel_20_64" text:visited-style-name="ListLabel_20_64"><text:span text:style-name="T6">Shawn Charles</text:span></text:a></text:p>
        <text:p text:style-name="P3"/>
        <text:p text:style-name="P3"/>
        <text:p text:style-name="P1"><text:span text:style-name="T3">GITHUB </text:span></text:p>
        <text:p text:style-name="P1"><text:span text:style-name="T4">Github is an opportunity to show tech recruiters and engineering managers your code. It should have the following: </text:span></text:p>
        <text:p text:style-name="P20"/>
        <text:list xml:id="list45316828" text:style-name="WWNum6">
          <text:list-item>
            <text:p text:style-name="P14"><text:span text:style-name="T4">Professional Headshot </text:span></text:p>
          </text:list-item>
          <text:list-item>
            <text:p text:style-name="P14"><text:span text:style-name="T4">Title Software Engineer at @100Devs + short description. </text:span></text:p>
          </text:list-item>
          <text:list-item>
            <text:p text:style-name="P14"><text:span text:style-name="T4">Location, City / Country </text:span></text:p>
          </text:list-item>
          <text:list-item>
            <text:p text:style-name="P14"><text:span text:style-name="T4">Link to your portfolio </text:span></text:p>
          </text:list-item>
          <text:list-item>
            <text:p text:style-name="P14"><text:span text:style-name="T4">Every project has a readme w/ a solid picture and hosted somewhere </text:span></text:p>
          </text:list-item>
        </text:list>
        <text:p text:style-name="P2"/>
        <text:p text:style-name="P1"><text:span text:style-name="T4">Example:</text:span></text:p>
        <text:p text:style-name="P1"><text:a xlink:type="simple" xlink:href="https://github.com/CharlesCreativeContent" text:style-name="ListLabel_20_64" text:visited-style-name="ListLabel_20_64"><text:span text:style-name="T6">Shawn Charles</text:span></text:a></text:p>
        <text:p text:style-name="P2"><text:soft-page-break/></text:p>
        <text:p text:style-name="P1"><text:span text:style-name="T4">Resources:</text:span></text:p>
        <text:p text:style-name="P1"><text:a xlink:type="simple" xlink:href="https://rahuldkjain.github.io/gh-profile-readme-generator/" text:style-name="ListLabel_20_64" text:visited-style-name="ListLabel_20_64"><text:span text:style-name="T6">Profile Generator</text:span></text:a></text:p>
        <text:p text:style-name="P1"><text:a xlink:type="simple" xlink:href="https://github.com/alecortega/portfolio-template" text:style-name="ListLabel_20_64" text:visited-style-name="ListLabel_20_64"><text:span text:style-name="T6">Readme Template</text:span></text:a></text:p>
        <text:p text:style-name="P2"/>
        <text:p text:style-name="P2"/>
        <text:p text:style-name="P1"><text:span text:style-name="T3">TWITTER </text:span></text:p>
        <text:p text:style-name="P1"><text:span text:style-name="T4">Twitter is a great way for you to stay in touch with news, learn from other developers, build your brand presence, and most importantly grow your network. You should have the following: </text:span></text:p>
        <text:p text:style-name="P2"/>
        <text:list xml:id="list100336875818576" text:continue-numbering="true" text:style-name="WWNum6">
          <text:list-item>
            <text:p text:style-name="P14"><text:span text:style-name="T4">Professional Headshot </text:span></text:p>
          </text:list-item>
          <text:list-item>
            <text:p text:style-name="P14"><text:span text:style-name="T4">Title Software Engineer at 100Devs + short description. </text:span></text:p>
          </text:list-item>
          <text:list-item>
            <text:p text:style-name="P14"><text:span text:style-name="T4">Location, yours</text:span></text:p>
          </text:list-item>
          <text:list-item>
            <text:p text:style-name="P14"><text:span text:style-name="T4">Link to your portfolio </text:span></text:p>
          </text:list-item>
          <text:list-item>
            <text:p text:style-name="P14"><text:span text:style-name="T4">Following 50 engineers where you will be applying</text:span></text:p>
          </text:list-item>
          <text:list-item>
            <text:p text:style-name="P14"><text:span text:style-name="T4">Send one tweet out </text:span></text:p>
          </text:list-item>
        </text:list>
        <text:p text:style-name="P2"/>
        <text:p text:style-name="P1"><text:span text:style-name="T4">Samples: </text:span></text:p>
        <text:p text:style-name="P1"><text:a xlink:type="simple" xlink:href="https://twitter.com/IbrahimCodes" text:style-name="ListLabel_20_64" text:visited-style-name="ListLabel_20_64"><text:span text:style-name="T6">Ibrahim Gurhan</text:span></text:a></text:p>
        <text:p text:style-name="P7"/>
        <text:p text:style-name="P7"/>
        <text:p text:style-name="P7"/>
        <text:p text:style-name="P1"><text:soft-page-break/><text:span text:style-name="T3">COVER LETTER/COVER EMAIL </text:span></text:p>
        <text:p text:style-name="P7"/>
        <text:p text:style-name="P1"><text:span text:style-name="T4">Some companies still request cover letters as part of their application process. It’s always a great way to show how interested you are in a company/opportunity. While it’s great to talk about your former background and experience, we want to focus on your new software engineering skills. There are typically four parts in a cover letter: </text:span></text:p>
        <text:p text:style-name="P2"/>
        <text:list xml:id="list2136873760" text:style-name="WWNum4">
          <text:list-item>
            <text:p text:style-name="P15"><text:span text:style-name="T4">INTRODUCTION (1 short opening paragraph) </text:span></text:p>
            <text:list>
              <text:list-item>
                <text:p text:style-name="P18"><text:span text:style-name="T4">How did you find the job? </text:span></text:p>
              </text:list-item>
              <text:list-item>
                <text:p text:style-name="P18"><text:span text:style-name="T4">Do you know anyone at the company? </text:span></text:p>
              </text:list-item>
              <text:list-item>
                <text:p text:style-name="P18"><text:span text:style-name="T4">What’s the role you are applying to? </text:span></text:p>
              </text:list-item>
              <text:list-item>
                <text:p text:style-name="P18"><text:span text:style-name="T4">What’s the company? </text:span></text:p>
              </text:list-item>
              <text:list-item>
                <text:p text:style-name="P18"><text:span text:style-name="T4">Is there a specific engineering team? </text:span></text:p>
              </text:list-item>
              <text:list-item>
                <text:p text:style-name="P18"><text:span text:style-name="T4">List some of the qualities that would make you a fit for the role </text:span></text:p>
              </text:list-item>
            </text:list>
          </text:list-item>
        </text:list>
        <text:p text:style-name="P2"/>
        <text:p text:style-name="P1"><text:span text:style-name="T4">Example:</text:span></text:p>
        <text:p text:style-name="P1"><text:a xlink:type="simple" xlink:href="https://docs.google.com/document/d/1UERcWv8rIPROZXEZG5ZFBE6_z8Yhl90ZhAla_owahP0/edit?usp=sharing" text:style-name="ListLabel_20_64" text:visited-style-name="ListLabel_20_64"><text:span text:style-name="T6">Bob Boberson</text:span></text:a></text:p>
        <text:p text:style-name="P2"/>
        <text:p text:style-name="P2"/>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Pathway Gothic One" svg:font-family="'Pathway Gothic One'" style:font-family-generic="roman" style:font-pitch="variable"/>
    <style:font-face style:name="Roboto" svg:font-family="Roboto" style:font-family-generic="roman" style:font-pitch="variable"/>
    <style:font-face style:name="Roboto Slab" svg:font-family="'Roboto Slab'"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athway Gothic One1" svg:font-family="'Pathway Gothic One'" style:font-family-generic="system" style:font-pitch="variable"/>
    <style:font-face style:name="Roboto1" svg:font-family="Roboto" style:font-family-generic="system" style:font-pitch="variable"/>
    <style:font-face style:name="Roboto Slab1" svg:font-family="'Roboto Slab'"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Roboto Slab" fo:font-family="'Roboto Slab'" style:font-family-generic="roman" style:font-pitch="variable" fo:font-size="10pt" style:text-underline-style="none"/>
    </style:style>
    <style:style style:name="ListLabel_20_2" style:display-name="ListLabel 2" style:family="text">
      <style:text-properties style:font-name="Roboto Slab" fo:font-family="'Roboto Slab'" style:font-family-generic="roman" style:font-pitch="variable" fo:font-size="10pt" style:text-underline-style="none"/>
    </style:style>
    <style:style style:name="ListLabel_20_3" style:display-name="ListLabel 3" style:family="text">
      <style:text-properties style:font-name="Roboto Slab" fo:font-family="'Roboto Slab'" style:font-family-generic="roman" style:font-pitch="variable" fo:font-size="10pt"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Slab" fo:font-family="'Roboto Slab'"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Slab" fo:font-family="'Roboto Slab'" style:font-family-generic="roman" style:font-pitch="variable"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Slab" fo:font-family="'Roboto Slab'" style:font-family-generic="roman" style:font-pitch="variable" fo:font-size="10pt" style:text-underline-style="none"/>
    </style:style>
    <style:style style:name="ListLabel_20_29" style:display-name="ListLabel 29" style:family="text">
      <style:text-properties style:font-name="Roboto Slab" fo:font-family="'Roboto Slab'" style:font-family-generic="roman" style:font-pitch="variable" fo:font-size="10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Slab" fo:font-family="'Roboto Slab'" style:font-family-generic="roman" style:font-pitch="variable"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oboto Slab" fo:font-family="'Roboto Slab'" style:font-family-generic="roman" style:font-pitch="variable" fo:font-size="10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Roboto" fo:font-family="Roboto" style:font-family-generic="roman" style:font-pitch="variable" fo:font-size="10pt" style:text-underline-style="none"/>
    </style:style>
    <style:style style:name="ListLabel_20_56" style:display-name="ListLabel 56" style:family="text">
      <style:text-properties style:font-name="Roboto" fo:font-family="Roboto" style:font-family-generic="roman" style:font-pitch="variable" fo:font-size="10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font-name="Roboto Slab" fo:font-family="'Roboto Slab'" style:font-family-generic="roman" style:font-pitch="variable" fo:font-size="10pt" style:text-underline-style="solid" style:text-underline-width="auto" style:text-underline-color="font-color" style:font-name-asian="Roboto Slab1" style:font-family-asian="'Roboto Slab'" style:font-family-generic-asian="system" style:font-pitch-asian="variable" style:font-size-asian="10pt" style:font-name-complex="Roboto Slab1" style:font-family-complex="'Roboto Slab'"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5" style:display-name="ListLabel 65" style:family="text">
      <style:text-properties fo:color="#1155cc" style:font-name="Roboto" fo:font-family="Roboto" style:font-family-generic="roman" style:font-pitch="variable" fo:font-size="10pt" style:text-underline-style="solid" style:text-underline-width="auto" style:text-underline-color="font-color" style:font-name-asian="Roboto1" style:font-family-asian="Roboto" style:font-family-generic-asian="system" style:font-pitch-asian="variable" style:font-size-asian="10pt" style:font-name-complex="Roboto1" style:font-family-complex="Roboto"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99" meta:word-count="623" meta:character-count="3750" meta:non-whitespace-character-count="3184"/>
    <meta:generator>LibreOfficeDev/6.0.5.2$Linux_X86_64 LibreOffice_project/</meta:generator>
  </office:meta>
</office:document-meta>
</file>